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BigInteger.setValue( Big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Value( BigDecimal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BigDecimalAsPlainTest.test_for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BigDecimalAsPlainTest.test_for_feature_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BigDecimalAsPlain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BigInteg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